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4"/>
      <style:map style:condition="is-true-formula(AND(#REF!&gt;1;#REF!=&quot;&quot;))" style:apply-style-name="Cellule_20_invalide" style:base-cell-address="Feuille1.O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1"/>
      <style:map style:condition="is-true-formula(AND(#REF!&gt;1;#REF!=&quot;&quot;))" style:apply-style-name="Cellule_20_invalide" style:base-cell-address="Feuille1.O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7"/>
      <style:map style:condition="is-true-formula(AND(#REF!&gt;1;#REF!=&quot;&quot;))" style:apply-style-name="Cellule_20_invalide" style:base-cell-address="Feuille1.O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1"/>
      <style:map style:condition="is-true-formula(AND(#REF!&gt;1;#REF!=&quot;&quot;))" style:apply-style-name="Cellule_20_invalide" style:base-cell-address="Feuille1.O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9"/>
      <style:map style:condition="is-true-formula(AND(#REF!&gt;1;#REF!=&quot;&quot;))" style:apply-style-name="Cellule_20_invalide" style:base-cell-address="Feuille1.O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3"/>
      <style:map style:condition="is-true-formula(AND(#REF!&gt;1;#REF!=&quot;&quot;))" style:apply-style-name="Cellule_20_invalide" style:base-cell-address="Feuille1.O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4"/>
      <style:map style:condition="is-true-formula(AND(#REF!&gt;1;#REF!=&quot;&quot;))" style:apply-style-name="Cellule_20_invalide" style:base-cell-address="Feuille1.O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85"/>
      <style:map style:condition="is-true-formula(AND(#REF!&gt;1;#REF!=&quot;&quot;))" style:apply-style-name="Cellule_20_invalide" style:base-cell-address="Feuille1.O85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13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20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85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5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U4"/>
      <style:map style:condition="is-true-formula(AND([.T4]&lt;&gt;0;[.U4]=&quot;&quot;))" style:apply-style-name="Cellule_20_invalide" style:base-cell-address="Feuille1.U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U61"/>
      <style:map style:condition="is-true-formula(AND([.T61]&lt;&gt;0;[.U61]=&quot;&quot;))" style:apply-style-name="Cellule_20_invalide" style:base-cell-address="Feuille1.U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U67"/>
      <style:map style:condition="is-true-formula(AND([.T67]&lt;&gt;0;[.U67]=&quot;&quot;))" style:apply-style-name="Cellule_20_invalide" style:base-cell-address="Feuille1.U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U71"/>
      <style:map style:condition="is-true-formula(AND([.T71]&lt;&gt;0;[.U71]=&quot;&quot;))" style:apply-style-name="Cellule_20_invalide" style:base-cell-address="Feuille1.U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U77"/>
      <style:map style:condition="is-true-formula(AND([.T77]&lt;&gt;0;[.U77]=&quot;&quot;))" style:apply-style-name="Cellule_20_invalide" style:base-cell-address="Feuille1.U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U81"/>
      <style:map style:condition="is-true-formula(AND([.T81]&lt;&gt;0;[.U81]=&quot;&quot;))" style:apply-style-name="Cellule_20_invalide" style:base-cell-address="Feuille1.U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U83"/>
      <style:map style:condition="is-true-formula(AND([.T83]&lt;&gt;0;[.U83]=&quot;&quot;))" style:apply-style-name="Cellule_20_invalide" style:base-cell-address="Feuille1.U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U84"/>
      <style:map style:condition="is-true-formula(AND([.T84]&lt;&gt;0;[.U84]=&quot;&quot;))" style:apply-style-name="Cellule_20_invalide" style:base-cell-address="Feuille1.U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U85"/>
      <style:map style:condition="is-true-formula(AND([.T85]&lt;&gt;0;[.U85]=&quot;&quot;))" style:apply-style-name="Cellule_20_invalide" style:base-cell-address="Feuille1.U85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V4"/>
      <style:map style:condition="is-true-formula(AND([.T4]&lt;&gt;0;[.V4]=&quot;&quot;))" style:apply-style-name="Cellule_20_invalide" style:base-cell-address="Feuille1.V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V61"/>
      <style:map style:condition="is-true-formula(AND([.T61]&lt;&gt;0;[.V61]=&quot;&quot;))" style:apply-style-name="Cellule_20_invalide" style:base-cell-address="Feuille1.V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V67"/>
      <style:map style:condition="is-true-formula(AND([.T67]&lt;&gt;0;[.V67]=&quot;&quot;))" style:apply-style-name="Cellule_20_invalide" style:base-cell-address="Feuille1.V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V71"/>
      <style:map style:condition="is-true-formula(AND([.T71]&lt;&gt;0;[.V71]=&quot;&quot;))" style:apply-style-name="Cellule_20_invalide" style:base-cell-address="Feuille1.V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V77"/>
      <style:map style:condition="is-true-formula(AND([.T77]&lt;&gt;0;[.V77]=&quot;&quot;))" style:apply-style-name="Cellule_20_invalide" style:base-cell-address="Feuille1.V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V81"/>
      <style:map style:condition="is-true-formula(AND([.T81]&lt;&gt;0;[.V81]=&quot;&quot;))" style:apply-style-name="Cellule_20_invalide" style:base-cell-address="Feuille1.V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V83"/>
      <style:map style:condition="is-true-formula(AND([.T83]&lt;&gt;0;[.V83]=&quot;&quot;))" style:apply-style-name="Cellule_20_invalide" style:base-cell-address="Feuille1.V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V84"/>
      <style:map style:condition="is-true-formula(AND([.T84]&lt;&gt;0;[.V84]=&quot;&quot;))" style:apply-style-name="Cellule_20_invalide" style:base-cell-address="Feuille1.V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V85"/>
      <style:map style:condition="is-true-formula(AND([.T85]&lt;&gt;0;[.V85]=&quot;&quot;))" style:apply-style-name="Cellule_20_invalide" style:base-cell-address="Feuille1.V85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]=0)" style:apply-style-name="Cellule_20_grisée" style:base-cell-address="Feuille1.W4"/>
      <style:map style:condition="is-true-formula(AND([.T4]&lt;&gt;0;[.W4]=&quot;&quot;))" style:apply-style-name="Cellule_20_invalide" style:base-cell-address="Feuille1.W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1]=0)" style:apply-style-name="Cellule_20_grisée" style:base-cell-address="Feuille1.W61"/>
      <style:map style:condition="is-true-formula(AND([.T61]&lt;&gt;0;[.W61]=&quot;&quot;))" style:apply-style-name="Cellule_20_invalide" style:base-cell-address="Feuille1.W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7]=0)" style:apply-style-name="Cellule_20_grisée" style:base-cell-address="Feuille1.W67"/>
      <style:map style:condition="is-true-formula(AND([.T67]&lt;&gt;0;[.W67]=&quot;&quot;))" style:apply-style-name="Cellule_20_invalide" style:base-cell-address="Feuille1.W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1]=0)" style:apply-style-name="Cellule_20_grisée" style:base-cell-address="Feuille1.W71"/>
      <style:map style:condition="is-true-formula(AND([.T71]&lt;&gt;0;[.W71]=&quot;&quot;))" style:apply-style-name="Cellule_20_invalide" style:base-cell-address="Feuille1.W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7]=0)" style:apply-style-name="Cellule_20_grisée" style:base-cell-address="Feuille1.W77"/>
      <style:map style:condition="is-true-formula(AND([.T77]&lt;&gt;0;[.W77]=&quot;&quot;))" style:apply-style-name="Cellule_20_invalide" style:base-cell-address="Feuille1.W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1]=0)" style:apply-style-name="Cellule_20_grisée" style:base-cell-address="Feuille1.W81"/>
      <style:map style:condition="is-true-formula(AND([.T81]&lt;&gt;0;[.W81]=&quot;&quot;))" style:apply-style-name="Cellule_20_invalide" style:base-cell-address="Feuille1.W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3]=0)" style:apply-style-name="Cellule_20_grisée" style:base-cell-address="Feuille1.W83"/>
      <style:map style:condition="is-true-formula(AND([.T83]&lt;&gt;0;[.W83]=&quot;&quot;))" style:apply-style-name="Cellule_20_invalide" style:base-cell-address="Feuille1.W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4]=0)" style:apply-style-name="Cellule_20_grisée" style:base-cell-address="Feuille1.W84"/>
      <style:map style:condition="is-true-formula(AND([.T84]&lt;&gt;0;[.W84]=&quot;&quot;))" style:apply-style-name="Cellule_20_invalide" style:base-cell-address="Feuille1.W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5]=0)" style:apply-style-name="Cellule_20_grisée" style:base-cell-address="Feuille1.W85"/>
      <style:map style:condition="is-true-formula(AND([.T85]&lt;&gt;0;[.W85]=&quot;&quot;))" style:apply-style-name="Cellule_20_invalide" style:base-cell-address="Feuille1.W8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]=0)" style:apply-style-name="Cellule_20_grisée" style:base-cell-address="Feuille1.Y2"/>
      <style:map style:condition="is-true-formula(AND([.V2]&lt;&gt;0;[.Y2]=&quot;&quot;))" style:apply-style-name="Cellule_20_invalide" style:base-cell-address="Feuille1.Y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]=0)" style:apply-style-name="Cellule_20_grisée" style:base-cell-address="Feuille1.Y3"/>
      <style:map style:condition="is-true-formula(AND([.V3]&lt;&gt;0;[.Y3]=&quot;&quot;))" style:apply-style-name="Cellule_20_invalide" style:base-cell-address="Feuille1.Y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]=0)" style:apply-style-name="Cellule_20_grisée" style:base-cell-address="Feuille1.Y4"/>
      <style:map style:condition="is-true-formula(AND([.V4]&lt;&gt;0;[.Y4]=&quot;&quot;))" style:apply-style-name="Cellule_20_invalide" style:base-cell-address="Feuille1.Y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1]=0)" style:apply-style-name="Cellule_20_grisée" style:base-cell-address="Feuille1.Y21"/>
      <style:map style:condition="is-true-formula(AND([.V21]&lt;&gt;0;[.Y21]=&quot;&quot;))" style:apply-style-name="Cellule_20_invalide" style:base-cell-address="Feuille1.Y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2]=0)" style:apply-style-name="Cellule_20_grisée" style:base-cell-address="Feuille1.Y22"/>
      <style:map style:condition="is-true-formula(AND([.V22]&lt;&gt;0;[.Y22]=&quot;&quot;))" style:apply-style-name="Cellule_20_invalide" style:base-cell-address="Feuille1.Y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3]=0)" style:apply-style-name="Cellule_20_grisée" style:base-cell-address="Feuille1.Y23"/>
      <style:map style:condition="is-true-formula(AND([.V23]&lt;&gt;0;[.Y23]=&quot;&quot;))" style:apply-style-name="Cellule_20_invalide" style:base-cell-address="Feuille1.Y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4]=0)" style:apply-style-name="Cellule_20_grisée" style:base-cell-address="Feuille1.Y24"/>
      <style:map style:condition="is-true-formula(AND([.V24]&lt;&gt;0;[.Y24]=&quot;&quot;))" style:apply-style-name="Cellule_20_invalide" style:base-cell-address="Feuille1.Y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5]=0)" style:apply-style-name="Cellule_20_grisée" style:base-cell-address="Feuille1.Y25"/>
      <style:map style:condition="is-true-formula(AND([.V25]&lt;&gt;0;[.Y25]=&quot;&quot;))" style:apply-style-name="Cellule_20_invalide" style:base-cell-address="Feuille1.Y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6]=0)" style:apply-style-name="Cellule_20_grisée" style:base-cell-address="Feuille1.Y26"/>
      <style:map style:condition="is-true-formula(AND([.V26]&lt;&gt;0;[.Y26]=&quot;&quot;))" style:apply-style-name="Cellule_20_invalide" style:base-cell-address="Feuille1.Y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7]=0)" style:apply-style-name="Cellule_20_grisée" style:base-cell-address="Feuille1.Y27"/>
      <style:map style:condition="is-true-formula(AND([.V27]&lt;&gt;0;[.Y27]=&quot;&quot;))" style:apply-style-name="Cellule_20_invalide" style:base-cell-address="Feuille1.Y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8]=0)" style:apply-style-name="Cellule_20_grisée" style:base-cell-address="Feuille1.Y28"/>
      <style:map style:condition="is-true-formula(AND([.V28]&lt;&gt;0;[.Y28]=&quot;&quot;))" style:apply-style-name="Cellule_20_invalide" style:base-cell-address="Feuille1.Y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9]=0)" style:apply-style-name="Cellule_20_grisée" style:base-cell-address="Feuille1.Y29"/>
      <style:map style:condition="is-true-formula(AND([.V29]&lt;&gt;0;[.Y29]=&quot;&quot;))" style:apply-style-name="Cellule_20_invalide" style:base-cell-address="Feuille1.Y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0]=0)" style:apply-style-name="Cellule_20_grisée" style:base-cell-address="Feuille1.Y30"/>
      <style:map style:condition="is-true-formula(AND([.V30]&lt;&gt;0;[.Y30]=&quot;&quot;))" style:apply-style-name="Cellule_20_invalide" style:base-cell-address="Feuille1.Y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1]=0)" style:apply-style-name="Cellule_20_grisée" style:base-cell-address="Feuille1.Y31"/>
      <style:map style:condition="is-true-formula(AND([.V31]&lt;&gt;0;[.Y31]=&quot;&quot;))" style:apply-style-name="Cellule_20_invalide" style:base-cell-address="Feuille1.Y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2]=0)" style:apply-style-name="Cellule_20_grisée" style:base-cell-address="Feuille1.Y32"/>
      <style:map style:condition="is-true-formula(AND([.V32]&lt;&gt;0;[.Y32]=&quot;&quot;))" style:apply-style-name="Cellule_20_invalide" style:base-cell-address="Feuille1.Y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3]=0)" style:apply-style-name="Cellule_20_grisée" style:base-cell-address="Feuille1.Y33"/>
      <style:map style:condition="is-true-formula(AND([.V33]&lt;&gt;0;[.Y33]=&quot;&quot;))" style:apply-style-name="Cellule_20_invalide" style:base-cell-address="Feuille1.Y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4]=0)" style:apply-style-name="Cellule_20_grisée" style:base-cell-address="Feuille1.Y34"/>
      <style:map style:condition="is-true-formula(AND([.V34]&lt;&gt;0;[.Y34]=&quot;&quot;))" style:apply-style-name="Cellule_20_invalide" style:base-cell-address="Feuille1.Y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5]=0)" style:apply-style-name="Cellule_20_grisée" style:base-cell-address="Feuille1.Y35"/>
      <style:map style:condition="is-true-formula(AND([.V35]&lt;&gt;0;[.Y35]=&quot;&quot;))" style:apply-style-name="Cellule_20_invalide" style:base-cell-address="Feuille1.Y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6]=0)" style:apply-style-name="Cellule_20_grisée" style:base-cell-address="Feuille1.Y36"/>
      <style:map style:condition="is-true-formula(AND([.V36]&lt;&gt;0;[.Y36]=&quot;&quot;))" style:apply-style-name="Cellule_20_invalide" style:base-cell-address="Feuille1.Y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7]=0)" style:apply-style-name="Cellule_20_grisée" style:base-cell-address="Feuille1.Y37"/>
      <style:map style:condition="is-true-formula(AND([.V37]&lt;&gt;0;[.Y37]=&quot;&quot;))" style:apply-style-name="Cellule_20_invalide" style:base-cell-address="Feuille1.Y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8]=0)" style:apply-style-name="Cellule_20_grisée" style:base-cell-address="Feuille1.Y38"/>
      <style:map style:condition="is-true-formula(AND([.V38]&lt;&gt;0;[.Y38]=&quot;&quot;))" style:apply-style-name="Cellule_20_invalide" style:base-cell-address="Feuille1.Y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39]=0)" style:apply-style-name="Cellule_20_grisée" style:base-cell-address="Feuille1.Y39"/>
      <style:map style:condition="is-true-formula(AND([.V39]&lt;&gt;0;[.Y39]=&quot;&quot;))" style:apply-style-name="Cellule_20_invalide" style:base-cell-address="Feuille1.Y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0]=0)" style:apply-style-name="Cellule_20_grisée" style:base-cell-address="Feuille1.Y40"/>
      <style:map style:condition="is-true-formula(AND([.V40]&lt;&gt;0;[.Y40]=&quot;&quot;))" style:apply-style-name="Cellule_20_invalide" style:base-cell-address="Feuille1.Y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1]=0)" style:apply-style-name="Cellule_20_grisée" style:base-cell-address="Feuille1.Y41"/>
      <style:map style:condition="is-true-formula(AND([.V41]&lt;&gt;0;[.Y41]=&quot;&quot;))" style:apply-style-name="Cellule_20_invalide" style:base-cell-address="Feuille1.Y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2]=0)" style:apply-style-name="Cellule_20_grisée" style:base-cell-address="Feuille1.Y42"/>
      <style:map style:condition="is-true-formula(AND([.V42]&lt;&gt;0;[.Y42]=&quot;&quot;))" style:apply-style-name="Cellule_20_invalide" style:base-cell-address="Feuille1.Y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3]=0)" style:apply-style-name="Cellule_20_grisée" style:base-cell-address="Feuille1.Y43"/>
      <style:map style:condition="is-true-formula(AND([.V43]&lt;&gt;0;[.Y43]=&quot;&quot;))" style:apply-style-name="Cellule_20_invalide" style:base-cell-address="Feuille1.Y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4]=0)" style:apply-style-name="Cellule_20_grisée" style:base-cell-address="Feuille1.Y44"/>
      <style:map style:condition="is-true-formula(AND([.V44]&lt;&gt;0;[.Y44]=&quot;&quot;))" style:apply-style-name="Cellule_20_invalide" style:base-cell-address="Feuille1.Y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5]=0)" style:apply-style-name="Cellule_20_grisée" style:base-cell-address="Feuille1.Y45"/>
      <style:map style:condition="is-true-formula(AND([.V45]&lt;&gt;0;[.Y45]=&quot;&quot;))" style:apply-style-name="Cellule_20_invalide" style:base-cell-address="Feuille1.Y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6]=0)" style:apply-style-name="Cellule_20_grisée" style:base-cell-address="Feuille1.Y46"/>
      <style:map style:condition="is-true-formula(AND([.V46]&lt;&gt;0;[.Y46]=&quot;&quot;))" style:apply-style-name="Cellule_20_invalide" style:base-cell-address="Feuille1.Y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7]=0)" style:apply-style-name="Cellule_20_grisée" style:base-cell-address="Feuille1.Y47"/>
      <style:map style:condition="is-true-formula(AND([.V47]&lt;&gt;0;[.Y47]=&quot;&quot;))" style:apply-style-name="Cellule_20_invalide" style:base-cell-address="Feuille1.Y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8]=0)" style:apply-style-name="Cellule_20_grisée" style:base-cell-address="Feuille1.Y48"/>
      <style:map style:condition="is-true-formula(AND([.V48]&lt;&gt;0;[.Y48]=&quot;&quot;))" style:apply-style-name="Cellule_20_invalide" style:base-cell-address="Feuille1.Y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49]=0)" style:apply-style-name="Cellule_20_grisée" style:base-cell-address="Feuille1.Y49"/>
      <style:map style:condition="is-true-formula(AND([.V49]&lt;&gt;0;[.Y49]=&quot;&quot;))" style:apply-style-name="Cellule_20_invalide" style:base-cell-address="Feuille1.Y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0]=0)" style:apply-style-name="Cellule_20_grisée" style:base-cell-address="Feuille1.Y50"/>
      <style:map style:condition="is-true-formula(AND([.V50]&lt;&gt;0;[.Y50]=&quot;&quot;))" style:apply-style-name="Cellule_20_invalide" style:base-cell-address="Feuille1.Y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1]=0)" style:apply-style-name="Cellule_20_grisée" style:base-cell-address="Feuille1.Y51"/>
      <style:map style:condition="is-true-formula(AND([.V51]&lt;&gt;0;[.Y51]=&quot;&quot;))" style:apply-style-name="Cellule_20_invalide" style:base-cell-address="Feuille1.Y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2]=0)" style:apply-style-name="Cellule_20_grisée" style:base-cell-address="Feuille1.Y52"/>
      <style:map style:condition="is-true-formula(AND([.V52]&lt;&gt;0;[.Y52]=&quot;&quot;))" style:apply-style-name="Cellule_20_invalide" style:base-cell-address="Feuille1.Y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3]=0)" style:apply-style-name="Cellule_20_grisée" style:base-cell-address="Feuille1.Y53"/>
      <style:map style:condition="is-true-formula(AND([.V53]&lt;&gt;0;[.Y53]=&quot;&quot;))" style:apply-style-name="Cellule_20_invalide" style:base-cell-address="Feuille1.Y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4]=0)" style:apply-style-name="Cellule_20_grisée" style:base-cell-address="Feuille1.Y54"/>
      <style:map style:condition="is-true-formula(AND([.V54]&lt;&gt;0;[.Y54]=&quot;&quot;))" style:apply-style-name="Cellule_20_invalide" style:base-cell-address="Feuille1.Y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5]=0)" style:apply-style-name="Cellule_20_grisée" style:base-cell-address="Feuille1.Y55"/>
      <style:map style:condition="is-true-formula(AND([.V55]&lt;&gt;0;[.Y55]=&quot;&quot;))" style:apply-style-name="Cellule_20_invalide" style:base-cell-address="Feuille1.Y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6]=0)" style:apply-style-name="Cellule_20_grisée" style:base-cell-address="Feuille1.Y56"/>
      <style:map style:condition="is-true-formula(AND([.V56]&lt;&gt;0;[.Y56]=&quot;&quot;))" style:apply-style-name="Cellule_20_invalide" style:base-cell-address="Feuille1.Y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7]=0)" style:apply-style-name="Cellule_20_grisée" style:base-cell-address="Feuille1.Y57"/>
      <style:map style:condition="is-true-formula(AND([.V57]&lt;&gt;0;[.Y57]=&quot;&quot;))" style:apply-style-name="Cellule_20_invalide" style:base-cell-address="Feuille1.Y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8]=0)" style:apply-style-name="Cellule_20_grisée" style:base-cell-address="Feuille1.Y58"/>
      <style:map style:condition="is-true-formula(AND([.V58]&lt;&gt;0;[.Y58]=&quot;&quot;))" style:apply-style-name="Cellule_20_invalide" style:base-cell-address="Feuille1.Y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59]=0)" style:apply-style-name="Cellule_20_grisée" style:base-cell-address="Feuille1.Y59"/>
      <style:map style:condition="is-true-formula(AND([.V59]&lt;&gt;0;[.Y59]=&quot;&quot;))" style:apply-style-name="Cellule_20_invalide" style:base-cell-address="Feuille1.Y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0]=0)" style:apply-style-name="Cellule_20_grisée" style:base-cell-address="Feuille1.Y60"/>
      <style:map style:condition="is-true-formula(AND([.V60]&lt;&gt;0;[.Y60]=&quot;&quot;))" style:apply-style-name="Cellule_20_invalide" style:base-cell-address="Feuille1.Y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1]=0)" style:apply-style-name="Cellule_20_grisée" style:base-cell-address="Feuille1.Y61"/>
      <style:map style:condition="is-true-formula(AND([.V61]&lt;&gt;0;[.Y61]=&quot;&quot;))" style:apply-style-name="Cellule_20_invalide" style:base-cell-address="Feuille1.Y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3]=0)" style:apply-style-name="Cellule_20_grisée" style:base-cell-address="Feuille1.Y63"/>
      <style:map style:condition="is-true-formula(AND([.V63]&lt;&gt;0;[.Y63]=&quot;&quot;))" style:apply-style-name="Cellule_20_invalide" style:base-cell-address="Feuille1.Y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4]=0)" style:apply-style-name="Cellule_20_grisée" style:base-cell-address="Feuille1.Y64"/>
      <style:map style:condition="is-true-formula(AND([.V64]&lt;&gt;0;[.Y64]=&quot;&quot;))" style:apply-style-name="Cellule_20_invalide" style:base-cell-address="Feuille1.Y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5]=0)" style:apply-style-name="Cellule_20_grisée" style:base-cell-address="Feuille1.Y65"/>
      <style:map style:condition="is-true-formula(AND([.V65]&lt;&gt;0;[.Y65]=&quot;&quot;))" style:apply-style-name="Cellule_20_invalide" style:base-cell-address="Feuille1.Y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6]=0)" style:apply-style-name="Cellule_20_grisée" style:base-cell-address="Feuille1.Y66"/>
      <style:map style:condition="is-true-formula(AND([.V66]&lt;&gt;0;[.Y66]=&quot;&quot;))" style:apply-style-name="Cellule_20_invalide" style:base-cell-address="Feuille1.Y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7]=0)" style:apply-style-name="Cellule_20_grisée" style:base-cell-address="Feuille1.Y67"/>
      <style:map style:condition="is-true-formula(AND([.V67]&lt;&gt;0;[.Y67]=&quot;&quot;))" style:apply-style-name="Cellule_20_invalide" style:base-cell-address="Feuille1.Y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9]=0)" style:apply-style-name="Cellule_20_grisée" style:base-cell-address="Feuille1.Y69"/>
      <style:map style:condition="is-true-formula(AND([.V69]&lt;&gt;0;[.Y69]=&quot;&quot;))" style:apply-style-name="Cellule_20_invalide" style:base-cell-address="Feuille1.Y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0]=0)" style:apply-style-name="Cellule_20_grisée" style:base-cell-address="Feuille1.Y70"/>
      <style:map style:condition="is-true-formula(AND([.V70]&lt;&gt;0;[.Y70]=&quot;&quot;))" style:apply-style-name="Cellule_20_invalide" style:base-cell-address="Feuille1.Y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1]=0)" style:apply-style-name="Cellule_20_grisée" style:base-cell-address="Feuille1.Y71"/>
      <style:map style:condition="is-true-formula(AND([.V71]&lt;&gt;0;[.Y71]=&quot;&quot;))" style:apply-style-name="Cellule_20_invalide" style:base-cell-address="Feuille1.Y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4]=0)" style:apply-style-name="Cellule_20_grisée" style:base-cell-address="Feuille1.Y74"/>
      <style:map style:condition="is-true-formula(AND([.V74]&lt;&gt;0;[.Y74]=&quot;&quot;))" style:apply-style-name="Cellule_20_invalide" style:base-cell-address="Feuille1.Y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5]=0)" style:apply-style-name="Cellule_20_grisée" style:base-cell-address="Feuille1.Y75"/>
      <style:map style:condition="is-true-formula(AND([.V75]&lt;&gt;0;[.Y75]=&quot;&quot;))" style:apply-style-name="Cellule_20_invalide" style:base-cell-address="Feuille1.Y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6]=0)" style:apply-style-name="Cellule_20_grisée" style:base-cell-address="Feuille1.Y76"/>
      <style:map style:condition="is-true-formula(AND([.V76]&lt;&gt;0;[.Y76]=&quot;&quot;))" style:apply-style-name="Cellule_20_invalide" style:base-cell-address="Feuille1.Y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7]=0)" style:apply-style-name="Cellule_20_grisée" style:base-cell-address="Feuille1.Y77"/>
      <style:map style:condition="is-true-formula(AND([.V77]&lt;&gt;0;[.Y77]=&quot;&quot;))" style:apply-style-name="Cellule_20_invalide" style:base-cell-address="Feuille1.Y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9]=0)" style:apply-style-name="Cellule_20_grisée" style:base-cell-address="Feuille1.Y79"/>
      <style:map style:condition="is-true-formula(AND([.V79]&lt;&gt;0;[.Y79]=&quot;&quot;))" style:apply-style-name="Cellule_20_invalide" style:base-cell-address="Feuille1.Y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0]=0)" style:apply-style-name="Cellule_20_grisée" style:base-cell-address="Feuille1.Y80"/>
      <style:map style:condition="is-true-formula(AND([.V80]&lt;&gt;0;[.Y80]=&quot;&quot;))" style:apply-style-name="Cellule_20_invalide" style:base-cell-address="Feuille1.Y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1]=0)" style:apply-style-name="Cellule_20_grisée" style:base-cell-address="Feuille1.Y81"/>
      <style:map style:condition="is-true-formula(AND([.V81]&lt;&gt;0;[.Y81]=&quot;&quot;))" style:apply-style-name="Cellule_20_invalide" style:base-cell-address="Feuille1.Y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3]=0)" style:apply-style-name="Cellule_20_grisée" style:base-cell-address="Feuille1.Y83"/>
      <style:map style:condition="is-true-formula(AND([.V83]&lt;&gt;0;[.Y83]=&quot;&quot;))" style:apply-style-name="Cellule_20_invalide" style:base-cell-address="Feuille1.Y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4]=0)" style:apply-style-name="Cellule_20_grisée" style:base-cell-address="Feuille1.Y84"/>
      <style:map style:condition="is-true-formula(AND([.V84]&lt;&gt;0;[.Y84]=&quot;&quot;))" style:apply-style-name="Cellule_20_invalide" style:base-cell-address="Feuille1.Y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5]=0)" style:apply-style-name="Cellule_20_grisée" style:base-cell-address="Feuille1.Y85"/>
      <style:map style:condition="is-true-formula(AND([.V85]&lt;&gt;0;[.Y85]=&quot;&quot;))" style:apply-style-name="Cellule_20_invalide" style:base-cell-address="Feuille1.Y85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7"/>
        <table:content-validation table:name="val2" table:condition="of:cell-content-is-in-list(&quot;0&quot;;&quot;semi_seaking&quot;;&quot;seaking&quot;)" table:allow-empty-cell="false" table:display-list="sort-ascending" table:base-cell-address="Feuille1.R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18"/>
        <table:table-column table:style-name="co5" table:default-cell-style-name="ce818"/>
        <table:table-column table:style-name="co6" table:default-cell-style-name="ce818"/>
        <table:table-column table:style-name="co7" table:default-cell-style-name="ce893"/>
        <table:table-column table:style-name="co8" table:default-cell-style-name="ce818"/>
        <table:table-column table:style-name="co9" table:default-cell-style-name="ce818"/>
        <table:table-column table:style-name="co10" table:default-cell-style-name="ce818"/>
        <table:table-column table:style-name="co11" table:default-cell-style-name="ce818"/>
        <table:table-column table:style-name="co12" table:default-cell-style-name="ce818"/>
        <table:table-column table:style-name="co13" table:default-cell-style-name="ce818"/>
        <table:table-column table:style-name="co14" table:default-cell-style-name="ce818"/>
        <table:table-column table:style-name="co15" table:default-cell-style-name="ce818"/>
        <table:table-column table:style-name="co16" table:default-cell-style-name="ce818"/>
        <table:table-column table:style-name="co17" table:default-cell-style-name="ce893"/>
        <table:table-column table:style-name="co18" table:default-cell-style-name="ce818"/>
        <table:table-column table:style-name="co19" table:default-cell-style-name="ce893"/>
        <table:table-column table:style-name="co20" table:default-cell-style-name="ce818"/>
        <table:table-column table:style-name="co21" table:default-cell-style-name="ce818"/>
        <table:table-column table:style-name="co22" table:default-cell-style-name="ce818"/>
        <table:table-column table:style-name="co20" table:number-columns-repeated="2" table:default-cell-style-name="ce818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9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9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24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9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9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9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9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9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9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9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9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9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9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9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9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9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818"/>
          <table:table-cell table:number-columns-repeated="999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9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9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  <table:table-cell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3" calcext:value-type="float">
            <text:p>3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180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string" calcext:value-type="string">
            <text:p>semi_homing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9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3</text:p>
          </table:table-cell>
          <table:table-cell table:style-name="ce547" office:value-type="float" office:value="3" calcext:value-type="float">
            <text:p>3</text:p>
          </table:table-cell>
          <table:table-cell table:style-name="ce1102" office:value-type="float" office:value="4" calcext:value-type="float">
            <text:p>4</text:p>
          </table:table-cell>
          <table:table-cell table:style-name="ce547" office:value-type="float" office:value="4" calcext:value-type="float">
            <text:p>4</text:p>
          </table:table-cell>
          <table:table-cell table:style-name="ce1121" office:value-type="float" office:value="20" calcext:value-type="float">
            <text:p>20</text:p>
          </table:table-cell>
          <table:table-cell table:style-name="ce1140" office:value-type="float" office:value="100" calcext:value-type="float">
            <text:p>100</text:p>
          </table:table-cell>
          <table:table-cell table:style-name="ce1159" table:content-validation-name="val1" office:value-type="float" office:value="0" calcext:value-type="float">
            <text:p>0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9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60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208" table:content-validation-name="val2" office:value-type="string" calcext:value-type="string">
            <text:p>semi_homing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9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N22:Feuille1.N61 Feuille1.R22:Feuille1.S61 Feuille1.L22:Feuille1.L61 Feuille1.K46:Feuille1.K46 Feuille1.K61:Feuille1.K61 Feuille1.K2:Feuille1.L2 Feuille1.N2:Feuille1.N2 Feuille1.R2:Feuille1.S2 Feuille1.A2:Feuille1.F2 Feuille1.D22:Feuille1.F61 Feuille1.N6:Feuille1.N19 Feuille1.R6:Feuille1.S19 Feuille1.K22:Feuille1.K42 Feuille1.D6:Feuille1.F19 Feuille1.K6:Feuille1.L19 Feuille1.K44:Feuille1.K45 Feuille1.K50:Feuille1.K60 Feuille1.D63:Feuille1.F63 Feuille1.K63:Feuille1.L63 Feuille1.K64:Feuille1.L65 Feuille1.D64:Feuille1.F67 Feuille1.N63:Feuille1.N65 Feuille1.R63:Feuille1.S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2:Feuille1.M61 Feuille1.K47:Feuille1.K49 Feuille1.M2:Feuille1.M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O22:Feuille1.O61 Feuille1.O2:Feuille1.O2 Feuille1.O6:Feuille1.O19 Feuille1.O63:Feuille1.O65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9:Feuille1.N69 Feuille1.R69:Feuille1.R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N70:Feuille1.N70 Feuille1.R70:Feuille1.R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1:Feuille1.T61">
            <calcext:condition calcext:apply-style-name="Cellule invalide" calcext:value="=&quot;&quot;" calcext:base-cell-address="Feuille1.T61"/>
          </calcext:conditional-format>
          <calcext:conditional-format calcext:target-range-address="Feuille1.U61:Feuille1.U61">
            <calcext:condition calcext:apply-style-name="Cellule grisée" calcext:value="formula-is([.T61]=0)" calcext:base-cell-address="Feuille1.U61"/>
            <calcext:condition calcext:apply-style-name="Cellule invalide" calcext:value="formula-is(AND([.T61]&lt;&gt;0;[.U61]=&quot;&quot;))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T61]=0)" calcext:base-cell-address="Feuille1.V61"/>
            <calcext:condition calcext:apply-style-name="Cellule invalide" calcext:value="formula-is(AND([.T61]&lt;&gt;0;[.V61]=&quot;&quot;))" calcext:base-cell-address="Feuille1.V61"/>
          </calcext:conditional-format>
          <calcext:conditional-format calcext:target-range-address="Feuille1.W61:Feuille1.X61">
            <calcext:condition calcext:apply-style-name="Cellule grisée" calcext:value="formula-is([.T61]=0)" calcext:base-cell-address="Feuille1.W61"/>
            <calcext:condition calcext:apply-style-name="Cellule invalide" calcext:value="formula-is(AND([.T61]&lt;&gt;0;[.W61]=&quot;&quot;))" calcext:base-cell-address="Feuille1.W61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U67:Feuille1.U67">
            <calcext:condition calcext:apply-style-name="Cellule grisée" calcext:value="formula-is([.T67]=0)" calcext:base-cell-address="Feuille1.U67"/>
            <calcext:condition calcext:apply-style-name="Cellule invalide" calcext:value="formula-is(AND([.T67]&lt;&gt;0;[.U67]=&quot;&quot;))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T67]=0)" calcext:base-cell-address="Feuille1.V67"/>
            <calcext:condition calcext:apply-style-name="Cellule invalide" calcext:value="formula-is(AND([.T67]&lt;&gt;0;[.V67]=&quot;&quot;))" calcext:base-cell-address="Feuille1.V67"/>
          </calcext:conditional-format>
          <calcext:conditional-format calcext:target-range-address="Feuille1.W67:Feuille1.X67">
            <calcext:condition calcext:apply-style-name="Cellule grisée" calcext:value="formula-is([.T67]=0)" calcext:base-cell-address="Feuille1.W67"/>
            <calcext:condition calcext:apply-style-name="Cellule invalide" calcext:value="formula-is(AND([.T67]&lt;&gt;0;[.W67]=&quot;&quot;))" calcext:base-cell-address="Feuille1.W67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N20:Feuille1.N20 Feuille1.R20:Feuille1.S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N21:Feuille1.N21 Feuille1.R21:Feuille1.S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O21:Feuille1.O21">
            <calcext:condition calcext:apply-style-name="Cellule grisée" calcext:value="formula-is(#REF!=1)" calcext:base-cell-address="Feuille1.O21"/>
            <calcext:condition calcext:apply-style-name="Cellule invalide" calcext:value="formula-is(AND(#REF!&gt;1;#REF!=&quot;&quot;))" calcext:base-cell-address="Feuille1.O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S66:Feuille1.S66">
            <calcext:condition calcext:apply-style-name="Cellule invalide" calcext:value="=&quot;&quot;" calcext:base-cell-address="Feuille1.S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U71:Feuille1.U71">
            <calcext:condition calcext:apply-style-name="Cellule grisée" calcext:value="formula-is([.T71]=0)" calcext:base-cell-address="Feuille1.U71"/>
            <calcext:condition calcext:apply-style-name="Cellule invalide" calcext:value="formula-is(AND([.T71]&lt;&gt;0;[.U71]=&quot;&quot;))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T71]=0)" calcext:base-cell-address="Feuille1.V71"/>
            <calcext:condition calcext:apply-style-name="Cellule invalide" calcext:value="formula-is(AND([.T71]&lt;&gt;0;[.V71]=&quot;&quot;))" calcext:base-cell-address="Feuille1.V71"/>
          </calcext:conditional-format>
          <calcext:conditional-format calcext:target-range-address="Feuille1.W71:Feuille1.X71">
            <calcext:condition calcext:apply-style-name="Cellule grisée" calcext:value="formula-is([.T71]=0)" calcext:base-cell-address="Feuille1.W71"/>
            <calcext:condition calcext:apply-style-name="Cellule invalide" calcext:value="formula-is(AND([.T71]&lt;&gt;0;[.W71]=&quot;&quot;))" calcext:base-cell-address="Feuille1.W71"/>
          </calcext:conditional-format>
          <calcext:conditional-format calcext:target-range-address="Feuille1.K71:Feuille1.L71 Feuille1.N71:Feuille1.N71 Feuille1.R71:Feuille1.R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O71:Feuille1.O71">
            <calcext:condition calcext:apply-style-name="Cellule grisée" calcext:value="formula-is(#REF!=1)" calcext:base-cell-address="Feuille1.O71"/>
            <calcext:condition calcext:apply-style-name="Cellule invalide" calcext:value="formula-is(AND(#REF!&gt;1;#REF!=&quot;&quot;))" calcext:base-cell-address="Feuille1.O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S71:Feuille1.S71">
            <calcext:condition calcext:apply-style-name="Cellule invalide" calcext:value="=&quot;&quot;" calcext:base-cell-address="Feuille1.S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R74:Feuille1.S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Q74:Feuille1.Q75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R76:Feuille1.S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Q76:Feuille1.Q77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U77:Feuille1.U77">
            <calcext:condition calcext:apply-style-name="Cellule grisée" calcext:value="formula-is([.T77]=0)" calcext:base-cell-address="Feuille1.U77"/>
            <calcext:condition calcext:apply-style-name="Cellule invalide" calcext:value="formula-is(AND([.T77]&lt;&gt;0;[.U77]=&quot;&quot;))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T77]=0)" calcext:base-cell-address="Feuille1.V77"/>
            <calcext:condition calcext:apply-style-name="Cellule invalide" calcext:value="formula-is(AND([.T77]&lt;&gt;0;[.V77]=&quot;&quot;))" calcext:base-cell-address="Feuille1.V77"/>
          </calcext:conditional-format>
          <calcext:conditional-format calcext:target-range-address="Feuille1.W77:Feuille1.X77">
            <calcext:condition calcext:apply-style-name="Cellule grisée" calcext:value="formula-is([.T77]=0)" calcext:base-cell-address="Feuille1.W77"/>
            <calcext:condition calcext:apply-style-name="Cellule invalide" calcext:value="formula-is(AND([.T77]&lt;&gt;0;[.W77]=&quot;&quot;))" calcext:base-cell-address="Feuille1.W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4:Feuille1.N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N77:Feuille1.N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N78:Feuille1.N78 Feuille1.R78:Feuille1.S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78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N79:Feuille1.N81 Feuille1.R79:Feuille1.S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O79:Feuille1.O81">
            <calcext:condition calcext:apply-style-name="Cellule grisée" calcext:value="formula-is(#REF!=1)" calcext:base-cell-address="Feuille1.O79"/>
            <calcext:condition calcext:apply-style-name="Cellule invalide" calcext:value="formula-is(AND(#REF!&gt;1;#REF!=&quot;&quot;))" calcext:base-cell-address="Feuille1.O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T81:Feuille1.T81">
            <calcext:condition calcext:apply-style-name="Cellule invalide" calcext:value="=&quot;&quot;" calcext:base-cell-address="Feuille1.T81"/>
          </calcext:conditional-format>
          <calcext:conditional-format calcext:target-range-address="Feuille1.U81:Feuille1.U81">
            <calcext:condition calcext:apply-style-name="Cellule grisée" calcext:value="formula-is([.T81]=0)" calcext:base-cell-address="Feuille1.U81"/>
            <calcext:condition calcext:apply-style-name="Cellule invalide" calcext:value="formula-is(AND([.T81]&lt;&gt;0;[.U81]=&quot;&quot;))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T81]=0)" calcext:base-cell-address="Feuille1.V81"/>
            <calcext:condition calcext:apply-style-name="Cellule invalide" calcext:value="formula-is(AND([.T81]&lt;&gt;0;[.V81]=&quot;&quot;))" calcext:base-cell-address="Feuille1.V81"/>
          </calcext:conditional-format>
          <calcext:conditional-format calcext:target-range-address="Feuille1.W81:Feuille1.X81">
            <calcext:condition calcext:apply-style-name="Cellule grisée" calcext:value="formula-is([.T81]=0)" calcext:base-cell-address="Feuille1.W81"/>
            <calcext:condition calcext:apply-style-name="Cellule invalide" calcext:value="formula-is(AND([.T81]&lt;&gt;0;[.W81]=&quot;&quot;))" calcext:base-cell-address="Feuille1.W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T67:Feuille1.T67">
            <calcext:condition calcext:apply-style-name="Cellule invalide" calcext:value="=&quot;&quot;" calcext:base-cell-address="Feuille1.T67"/>
          </calcext:conditional-format>
          <calcext:conditional-format calcext:target-range-address="Feuille1.N67:Feuille1.N67 Feuille1.R67:Feuille1.S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O67:Feuille1.O67">
            <calcext:condition calcext:apply-style-name="Cellule grisée" calcext:value="formula-is(#REF!=1)" calcext:base-cell-address="Feuille1.O67"/>
            <calcext:condition calcext:apply-style-name="Cellule invalide" calcext:value="formula-is(AND(#REF!&gt;1;#REF!=&quot;&quot;))" calcext:base-cell-address="Feuille1.O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Y2:Feuille1.Y2">
            <calcext:condition calcext:apply-style-name="Cellule grisée" calcext:value="formula-is([.V2]=0)" calcext:base-cell-address="Feuille1.Y2"/>
            <calcext:condition calcext:apply-style-name="Cellule invalide" calcext:value="formula-is(AND([.V2]&lt;&gt;0;[.Y2]=&quot;&quot;))" calcext:base-cell-address="Feuille1.Y2"/>
          </calcext:conditional-format>
          <calcext:conditional-format calcext:target-range-address="Feuille1.Y3:Feuille1.Y3">
            <calcext:condition calcext:apply-style-name="Cellule grisée" calcext:value="formula-is([.V3]=0)" calcext:base-cell-address="Feuille1.Y3"/>
            <calcext:condition calcext:apply-style-name="Cellule invalide" calcext:value="formula-is(AND([.V3]&lt;&gt;0;[.Y3]=&quot;&quot;))" calcext:base-cell-address="Feuille1.Y3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Y22:Feuille1.Y22">
            <calcext:condition calcext:apply-style-name="Cellule grisée" calcext:value="formula-is([.V22]=0)" calcext:base-cell-address="Feuille1.Y22"/>
            <calcext:condition calcext:apply-style-name="Cellule invalide" calcext:value="formula-is(AND([.V22]&lt;&gt;0;[.Y22]=&quot;&quot;))" calcext:base-cell-address="Feuille1.Y22"/>
          </calcext:conditional-format>
          <calcext:conditional-format calcext:target-range-address="Feuille1.Y23:Feuille1.Y23">
            <calcext:condition calcext:apply-style-name="Cellule grisée" calcext:value="formula-is([.V23]=0)" calcext:base-cell-address="Feuille1.Y23"/>
            <calcext:condition calcext:apply-style-name="Cellule invalide" calcext:value="formula-is(AND([.V23]&lt;&gt;0;[.Y23]=&quot;&quot;))" calcext:base-cell-address="Feuille1.Y23"/>
          </calcext:conditional-format>
          <calcext:conditional-format calcext:target-range-address="Feuille1.Y24:Feuille1.Y24">
            <calcext:condition calcext:apply-style-name="Cellule grisée" calcext:value="formula-is([.V24]=0)" calcext:base-cell-address="Feuille1.Y24"/>
            <calcext:condition calcext:apply-style-name="Cellule invalide" calcext:value="formula-is(AND([.V24]&lt;&gt;0;[.Y24]=&quot;&quot;))" calcext:base-cell-address="Feuille1.Y24"/>
          </calcext:conditional-format>
          <calcext:conditional-format calcext:target-range-address="Feuille1.Y25:Feuille1.Y25">
            <calcext:condition calcext:apply-style-name="Cellule grisée" calcext:value="formula-is([.V25]=0)" calcext:base-cell-address="Feuille1.Y25"/>
            <calcext:condition calcext:apply-style-name="Cellule invalide" calcext:value="formula-is(AND([.V25]&lt;&gt;0;[.Y25]=&quot;&quot;))" calcext:base-cell-address="Feuille1.Y25"/>
          </calcext:conditional-format>
          <calcext:conditional-format calcext:target-range-address="Feuille1.Y26:Feuille1.Y26">
            <calcext:condition calcext:apply-style-name="Cellule grisée" calcext:value="formula-is([.V26]=0)" calcext:base-cell-address="Feuille1.Y26"/>
            <calcext:condition calcext:apply-style-name="Cellule invalide" calcext:value="formula-is(AND([.V26]&lt;&gt;0;[.Y26]=&quot;&quot;))" calcext:base-cell-address="Feuille1.Y26"/>
          </calcext:conditional-format>
          <calcext:conditional-format calcext:target-range-address="Feuille1.Y27:Feuille1.Y27">
            <calcext:condition calcext:apply-style-name="Cellule grisée" calcext:value="formula-is([.V27]=0)" calcext:base-cell-address="Feuille1.Y27"/>
            <calcext:condition calcext:apply-style-name="Cellule invalide" calcext:value="formula-is(AND([.V27]&lt;&gt;0;[.Y27]=&quot;&quot;))" calcext:base-cell-address="Feuille1.Y27"/>
          </calcext:conditional-format>
          <calcext:conditional-format calcext:target-range-address="Feuille1.Y28:Feuille1.Y28">
            <calcext:condition calcext:apply-style-name="Cellule grisée" calcext:value="formula-is([.V28]=0)" calcext:base-cell-address="Feuille1.Y28"/>
            <calcext:condition calcext:apply-style-name="Cellule invalide" calcext:value="formula-is(AND([.V28]&lt;&gt;0;[.Y28]=&quot;&quot;))" calcext:base-cell-address="Feuille1.Y28"/>
          </calcext:conditional-format>
          <calcext:conditional-format calcext:target-range-address="Feuille1.Y29:Feuille1.Y29">
            <calcext:condition calcext:apply-style-name="Cellule grisée" calcext:value="formula-is([.V29]=0)" calcext:base-cell-address="Feuille1.Y29"/>
            <calcext:condition calcext:apply-style-name="Cellule invalide" calcext:value="formula-is(AND([.V29]&lt;&gt;0;[.Y29]=&quot;&quot;))" calcext:base-cell-address="Feuille1.Y29"/>
          </calcext:conditional-format>
          <calcext:conditional-format calcext:target-range-address="Feuille1.Y30:Feuille1.Y30">
            <calcext:condition calcext:apply-style-name="Cellule grisée" calcext:value="formula-is([.V30]=0)" calcext:base-cell-address="Feuille1.Y30"/>
            <calcext:condition calcext:apply-style-name="Cellule invalide" calcext:value="formula-is(AND([.V30]&lt;&gt;0;[.Y30]=&quot;&quot;))" calcext:base-cell-address="Feuille1.Y30"/>
          </calcext:conditional-format>
          <calcext:conditional-format calcext:target-range-address="Feuille1.Y31:Feuille1.Y31">
            <calcext:condition calcext:apply-style-name="Cellule grisée" calcext:value="formula-is([.V31]=0)" calcext:base-cell-address="Feuille1.Y31"/>
            <calcext:condition calcext:apply-style-name="Cellule invalide" calcext:value="formula-is(AND([.V31]&lt;&gt;0;[.Y31]=&quot;&quot;))" calcext:base-cell-address="Feuille1.Y31"/>
          </calcext:conditional-format>
          <calcext:conditional-format calcext:target-range-address="Feuille1.Y32:Feuille1.Y32">
            <calcext:condition calcext:apply-style-name="Cellule grisée" calcext:value="formula-is([.V32]=0)" calcext:base-cell-address="Feuille1.Y32"/>
            <calcext:condition calcext:apply-style-name="Cellule invalide" calcext:value="formula-is(AND([.V32]&lt;&gt;0;[.Y32]=&quot;&quot;))" calcext:base-cell-address="Feuille1.Y32"/>
          </calcext:conditional-format>
          <calcext:conditional-format calcext:target-range-address="Feuille1.Y33:Feuille1.Y33">
            <calcext:condition calcext:apply-style-name="Cellule grisée" calcext:value="formula-is([.V33]=0)" calcext:base-cell-address="Feuille1.Y33"/>
            <calcext:condition calcext:apply-style-name="Cellule invalide" calcext:value="formula-is(AND([.V33]&lt;&gt;0;[.Y33]=&quot;&quot;))" calcext:base-cell-address="Feuille1.Y33"/>
          </calcext:conditional-format>
          <calcext:conditional-format calcext:target-range-address="Feuille1.Y34:Feuille1.Y34">
            <calcext:condition calcext:apply-style-name="Cellule grisée" calcext:value="formula-is([.V34]=0)" calcext:base-cell-address="Feuille1.Y34"/>
            <calcext:condition calcext:apply-style-name="Cellule invalide" calcext:value="formula-is(AND([.V34]&lt;&gt;0;[.Y34]=&quot;&quot;))" calcext:base-cell-address="Feuille1.Y34"/>
          </calcext:conditional-format>
          <calcext:conditional-format calcext:target-range-address="Feuille1.Y35:Feuille1.Y35">
            <calcext:condition calcext:apply-style-name="Cellule grisée" calcext:value="formula-is([.V35]=0)" calcext:base-cell-address="Feuille1.Y35"/>
            <calcext:condition calcext:apply-style-name="Cellule invalide" calcext:value="formula-is(AND([.V35]&lt;&gt;0;[.Y35]=&quot;&quot;))" calcext:base-cell-address="Feuille1.Y35"/>
          </calcext:conditional-format>
          <calcext:conditional-format calcext:target-range-address="Feuille1.Y36:Feuille1.Y36">
            <calcext:condition calcext:apply-style-name="Cellule grisée" calcext:value="formula-is([.V36]=0)" calcext:base-cell-address="Feuille1.Y36"/>
            <calcext:condition calcext:apply-style-name="Cellule invalide" calcext:value="formula-is(AND([.V36]&lt;&gt;0;[.Y36]=&quot;&quot;))" calcext:base-cell-address="Feuille1.Y36"/>
          </calcext:conditional-format>
          <calcext:conditional-format calcext:target-range-address="Feuille1.Y37:Feuille1.Y37">
            <calcext:condition calcext:apply-style-name="Cellule grisée" calcext:value="formula-is([.V37]=0)" calcext:base-cell-address="Feuille1.Y37"/>
            <calcext:condition calcext:apply-style-name="Cellule invalide" calcext:value="formula-is(AND([.V37]&lt;&gt;0;[.Y37]=&quot;&quot;))" calcext:base-cell-address="Feuille1.Y37"/>
          </calcext:conditional-format>
          <calcext:conditional-format calcext:target-range-address="Feuille1.Y38:Feuille1.Y38">
            <calcext:condition calcext:apply-style-name="Cellule grisée" calcext:value="formula-is([.V38]=0)" calcext:base-cell-address="Feuille1.Y38"/>
            <calcext:condition calcext:apply-style-name="Cellule invalide" calcext:value="formula-is(AND([.V38]&lt;&gt;0;[.Y38]=&quot;&quot;))" calcext:base-cell-address="Feuille1.Y38"/>
          </calcext:conditional-format>
          <calcext:conditional-format calcext:target-range-address="Feuille1.Y39:Feuille1.Y39">
            <calcext:condition calcext:apply-style-name="Cellule grisée" calcext:value="formula-is([.V39]=0)" calcext:base-cell-address="Feuille1.Y39"/>
            <calcext:condition calcext:apply-style-name="Cellule invalide" calcext:value="formula-is(AND([.V39]&lt;&gt;0;[.Y39]=&quot;&quot;))" calcext:base-cell-address="Feuille1.Y39"/>
          </calcext:conditional-format>
          <calcext:conditional-format calcext:target-range-address="Feuille1.Y40:Feuille1.Y40">
            <calcext:condition calcext:apply-style-name="Cellule grisée" calcext:value="formula-is([.V40]=0)" calcext:base-cell-address="Feuille1.Y40"/>
            <calcext:condition calcext:apply-style-name="Cellule invalide" calcext:value="formula-is(AND([.V40]&lt;&gt;0;[.Y40]=&quot;&quot;))" calcext:base-cell-address="Feuille1.Y40"/>
          </calcext:conditional-format>
          <calcext:conditional-format calcext:target-range-address="Feuille1.Y41:Feuille1.Y41">
            <calcext:condition calcext:apply-style-name="Cellule grisée" calcext:value="formula-is([.V41]=0)" calcext:base-cell-address="Feuille1.Y41"/>
            <calcext:condition calcext:apply-style-name="Cellule invalide" calcext:value="formula-is(AND([.V41]&lt;&gt;0;[.Y41]=&quot;&quot;))" calcext:base-cell-address="Feuille1.Y41"/>
          </calcext:conditional-format>
          <calcext:conditional-format calcext:target-range-address="Feuille1.Y42:Feuille1.Y42">
            <calcext:condition calcext:apply-style-name="Cellule grisée" calcext:value="formula-is([.V42]=0)" calcext:base-cell-address="Feuille1.Y42"/>
            <calcext:condition calcext:apply-style-name="Cellule invalide" calcext:value="formula-is(AND([.V42]&lt;&gt;0;[.Y42]=&quot;&quot;))" calcext:base-cell-address="Feuille1.Y42"/>
          </calcext:conditional-format>
          <calcext:conditional-format calcext:target-range-address="Feuille1.Y43:Feuille1.Y43">
            <calcext:condition calcext:apply-style-name="Cellule grisée" calcext:value="formula-is([.V43]=0)" calcext:base-cell-address="Feuille1.Y43"/>
            <calcext:condition calcext:apply-style-name="Cellule invalide" calcext:value="formula-is(AND([.V43]&lt;&gt;0;[.Y43]=&quot;&quot;))" calcext:base-cell-address="Feuille1.Y43"/>
          </calcext:conditional-format>
          <calcext:conditional-format calcext:target-range-address="Feuille1.Y44:Feuille1.Y44">
            <calcext:condition calcext:apply-style-name="Cellule grisée" calcext:value="formula-is([.V44]=0)" calcext:base-cell-address="Feuille1.Y44"/>
            <calcext:condition calcext:apply-style-name="Cellule invalide" calcext:value="formula-is(AND([.V44]&lt;&gt;0;[.Y44]=&quot;&quot;))" calcext:base-cell-address="Feuille1.Y44"/>
          </calcext:conditional-format>
          <calcext:conditional-format calcext:target-range-address="Feuille1.Y45:Feuille1.Y45">
            <calcext:condition calcext:apply-style-name="Cellule grisée" calcext:value="formula-is([.V45]=0)" calcext:base-cell-address="Feuille1.Y45"/>
            <calcext:condition calcext:apply-style-name="Cellule invalide" calcext:value="formula-is(AND([.V45]&lt;&gt;0;[.Y45]=&quot;&quot;))" calcext:base-cell-address="Feuille1.Y45"/>
          </calcext:conditional-format>
          <calcext:conditional-format calcext:target-range-address="Feuille1.Y46:Feuille1.Y46">
            <calcext:condition calcext:apply-style-name="Cellule grisée" calcext:value="formula-is([.V46]=0)" calcext:base-cell-address="Feuille1.Y46"/>
            <calcext:condition calcext:apply-style-name="Cellule invalide" calcext:value="formula-is(AND([.V46]&lt;&gt;0;[.Y46]=&quot;&quot;))" calcext:base-cell-address="Feuille1.Y46"/>
          </calcext:conditional-format>
          <calcext:conditional-format calcext:target-range-address="Feuille1.Y47:Feuille1.Y47">
            <calcext:condition calcext:apply-style-name="Cellule grisée" calcext:value="formula-is([.V47]=0)" calcext:base-cell-address="Feuille1.Y47"/>
            <calcext:condition calcext:apply-style-name="Cellule invalide" calcext:value="formula-is(AND([.V47]&lt;&gt;0;[.Y47]=&quot;&quot;))" calcext:base-cell-address="Feuille1.Y47"/>
          </calcext:conditional-format>
          <calcext:conditional-format calcext:target-range-address="Feuille1.Y48:Feuille1.Y48">
            <calcext:condition calcext:apply-style-name="Cellule grisée" calcext:value="formula-is([.V48]=0)" calcext:base-cell-address="Feuille1.Y48"/>
            <calcext:condition calcext:apply-style-name="Cellule invalide" calcext:value="formula-is(AND([.V48]&lt;&gt;0;[.Y48]=&quot;&quot;))" calcext:base-cell-address="Feuille1.Y48"/>
          </calcext:conditional-format>
          <calcext:conditional-format calcext:target-range-address="Feuille1.Y49:Feuille1.Y49">
            <calcext:condition calcext:apply-style-name="Cellule grisée" calcext:value="formula-is([.V49]=0)" calcext:base-cell-address="Feuille1.Y49"/>
            <calcext:condition calcext:apply-style-name="Cellule invalide" calcext:value="formula-is(AND([.V49]&lt;&gt;0;[.Y49]=&quot;&quot;))" calcext:base-cell-address="Feuille1.Y49"/>
          </calcext:conditional-format>
          <calcext:conditional-format calcext:target-range-address="Feuille1.Y50:Feuille1.Y50">
            <calcext:condition calcext:apply-style-name="Cellule grisée" calcext:value="formula-is([.V50]=0)" calcext:base-cell-address="Feuille1.Y50"/>
            <calcext:condition calcext:apply-style-name="Cellule invalide" calcext:value="formula-is(AND([.V50]&lt;&gt;0;[.Y50]=&quot;&quot;))" calcext:base-cell-address="Feuille1.Y50"/>
          </calcext:conditional-format>
          <calcext:conditional-format calcext:target-range-address="Feuille1.Y51:Feuille1.Y51">
            <calcext:condition calcext:apply-style-name="Cellule grisée" calcext:value="formula-is([.V51]=0)" calcext:base-cell-address="Feuille1.Y51"/>
            <calcext:condition calcext:apply-style-name="Cellule invalide" calcext:value="formula-is(AND([.V51]&lt;&gt;0;[.Y51]=&quot;&quot;))" calcext:base-cell-address="Feuille1.Y51"/>
          </calcext:conditional-format>
          <calcext:conditional-format calcext:target-range-address="Feuille1.Y52:Feuille1.Y52">
            <calcext:condition calcext:apply-style-name="Cellule grisée" calcext:value="formula-is([.V52]=0)" calcext:base-cell-address="Feuille1.Y52"/>
            <calcext:condition calcext:apply-style-name="Cellule invalide" calcext:value="formula-is(AND([.V52]&lt;&gt;0;[.Y52]=&quot;&quot;))" calcext:base-cell-address="Feuille1.Y52"/>
          </calcext:conditional-format>
          <calcext:conditional-format calcext:target-range-address="Feuille1.Y53:Feuille1.Y53">
            <calcext:condition calcext:apply-style-name="Cellule grisée" calcext:value="formula-is([.V53]=0)" calcext:base-cell-address="Feuille1.Y53"/>
            <calcext:condition calcext:apply-style-name="Cellule invalide" calcext:value="formula-is(AND([.V53]&lt;&gt;0;[.Y53]=&quot;&quot;))" calcext:base-cell-address="Feuille1.Y53"/>
          </calcext:conditional-format>
          <calcext:conditional-format calcext:target-range-address="Feuille1.Y54:Feuille1.Y54">
            <calcext:condition calcext:apply-style-name="Cellule grisée" calcext:value="formula-is([.V54]=0)" calcext:base-cell-address="Feuille1.Y54"/>
            <calcext:condition calcext:apply-style-name="Cellule invalide" calcext:value="formula-is(AND([.V54]&lt;&gt;0;[.Y54]=&quot;&quot;))" calcext:base-cell-address="Feuille1.Y54"/>
          </calcext:conditional-format>
          <calcext:conditional-format calcext:target-range-address="Feuille1.Y55:Feuille1.Y55">
            <calcext:condition calcext:apply-style-name="Cellule grisée" calcext:value="formula-is([.V55]=0)" calcext:base-cell-address="Feuille1.Y55"/>
            <calcext:condition calcext:apply-style-name="Cellule invalide" calcext:value="formula-is(AND([.V55]&lt;&gt;0;[.Y55]=&quot;&quot;))" calcext:base-cell-address="Feuille1.Y55"/>
          </calcext:conditional-format>
          <calcext:conditional-format calcext:target-range-address="Feuille1.Y56:Feuille1.Y56">
            <calcext:condition calcext:apply-style-name="Cellule grisée" calcext:value="formula-is([.V56]=0)" calcext:base-cell-address="Feuille1.Y56"/>
            <calcext:condition calcext:apply-style-name="Cellule invalide" calcext:value="formula-is(AND([.V56]&lt;&gt;0;[.Y56]=&quot;&quot;))" calcext:base-cell-address="Feuille1.Y56"/>
          </calcext:conditional-format>
          <calcext:conditional-format calcext:target-range-address="Feuille1.Y57:Feuille1.Y57">
            <calcext:condition calcext:apply-style-name="Cellule grisée" calcext:value="formula-is([.V57]=0)" calcext:base-cell-address="Feuille1.Y57"/>
            <calcext:condition calcext:apply-style-name="Cellule invalide" calcext:value="formula-is(AND([.V57]&lt;&gt;0;[.Y57]=&quot;&quot;))" calcext:base-cell-address="Feuille1.Y57"/>
          </calcext:conditional-format>
          <calcext:conditional-format calcext:target-range-address="Feuille1.Y58:Feuille1.Y58">
            <calcext:condition calcext:apply-style-name="Cellule grisée" calcext:value="formula-is([.V58]=0)" calcext:base-cell-address="Feuille1.Y58"/>
            <calcext:condition calcext:apply-style-name="Cellule invalide" calcext:value="formula-is(AND([.V58]&lt;&gt;0;[.Y58]=&quot;&quot;))" calcext:base-cell-address="Feuille1.Y58"/>
          </calcext:conditional-format>
          <calcext:conditional-format calcext:target-range-address="Feuille1.Y59:Feuille1.Y59">
            <calcext:condition calcext:apply-style-name="Cellule grisée" calcext:value="formula-is([.V59]=0)" calcext:base-cell-address="Feuille1.Y59"/>
            <calcext:condition calcext:apply-style-name="Cellule invalide" calcext:value="formula-is(AND([.V59]&lt;&gt;0;[.Y59]=&quot;&quot;))" calcext:base-cell-address="Feuille1.Y59"/>
          </calcext:conditional-format>
          <calcext:conditional-format calcext:target-range-address="Feuille1.Y60:Feuille1.Y60">
            <calcext:condition calcext:apply-style-name="Cellule grisée" calcext:value="formula-is([.V60]=0)" calcext:base-cell-address="Feuille1.Y60"/>
            <calcext:condition calcext:apply-style-name="Cellule invalide" calcext:value="formula-is(AND([.V60]&lt;&gt;0;[.Y60]=&quot;&quot;))" calcext:base-cell-address="Feuille1.Y60"/>
          </calcext:conditional-format>
          <calcext:conditional-format calcext:target-range-address="Feuille1.Y61:Feuille1.Y61">
            <calcext:condition calcext:apply-style-name="Cellule grisée" calcext:value="formula-is([.V61]=0)" calcext:base-cell-address="Feuille1.Y61"/>
            <calcext:condition calcext:apply-style-name="Cellule invalide" calcext:value="formula-is(AND([.V61]&lt;&gt;0;[.Y61]=&quot;&quot;))" calcext:base-cell-address="Feuille1.Y61"/>
          </calcext:conditional-format>
          <calcext:conditional-format calcext:target-range-address="Feuille1.Y63:Feuille1.Y63">
            <calcext:condition calcext:apply-style-name="Cellule grisée" calcext:value="formula-is([.V63]=0)" calcext:base-cell-address="Feuille1.Y63"/>
            <calcext:condition calcext:apply-style-name="Cellule invalide" calcext:value="formula-is(AND([.V63]&lt;&gt;0;[.Y63]=&quot;&quot;))" calcext:base-cell-address="Feuille1.Y63"/>
          </calcext:conditional-format>
          <calcext:conditional-format calcext:target-range-address="Feuille1.Y64:Feuille1.Y64">
            <calcext:condition calcext:apply-style-name="Cellule grisée" calcext:value="formula-is([.V64]=0)" calcext:base-cell-address="Feuille1.Y64"/>
            <calcext:condition calcext:apply-style-name="Cellule invalide" calcext:value="formula-is(AND([.V64]&lt;&gt;0;[.Y64]=&quot;&quot;))" calcext:base-cell-address="Feuille1.Y64"/>
          </calcext:conditional-format>
          <calcext:conditional-format calcext:target-range-address="Feuille1.Y65:Feuille1.Y65">
            <calcext:condition calcext:apply-style-name="Cellule grisée" calcext:value="formula-is([.V65]=0)" calcext:base-cell-address="Feuille1.Y65"/>
            <calcext:condition calcext:apply-style-name="Cellule invalide" calcext:value="formula-is(AND([.V65]&lt;&gt;0;[.Y65]=&quot;&quot;))" calcext:base-cell-address="Feuille1.Y65"/>
          </calcext:conditional-format>
          <calcext:conditional-format calcext:target-range-address="Feuille1.Y66:Feuille1.Y66">
            <calcext:condition calcext:apply-style-name="Cellule grisée" calcext:value="formula-is([.V66]=0)" calcext:base-cell-address="Feuille1.Y66"/>
            <calcext:condition calcext:apply-style-name="Cellule invalide" calcext:value="formula-is(AND([.V66]&lt;&gt;0;[.Y66]=&quot;&quot;))" calcext:base-cell-address="Feuille1.Y66"/>
          </calcext:conditional-format>
          <calcext:conditional-format calcext:target-range-address="Feuille1.Y67:Feuille1.Y67">
            <calcext:condition calcext:apply-style-name="Cellule grisée" calcext:value="formula-is([.V67]=0)" calcext:base-cell-address="Feuille1.Y67"/>
            <calcext:condition calcext:apply-style-name="Cellule invalide" calcext:value="formula-is(AND([.V67]&lt;&gt;0;[.Y67]=&quot;&quot;))" calcext:base-cell-address="Feuille1.Y67"/>
          </calcext:conditional-format>
          <calcext:conditional-format calcext:target-range-address="Feuille1.Y69:Feuille1.Y69">
            <calcext:condition calcext:apply-style-name="Cellule grisée" calcext:value="formula-is([.V69]=0)" calcext:base-cell-address="Feuille1.Y69"/>
            <calcext:condition calcext:apply-style-name="Cellule invalide" calcext:value="formula-is(AND([.V69]&lt;&gt;0;[.Y69]=&quot;&quot;))" calcext:base-cell-address="Feuille1.Y69"/>
          </calcext:conditional-format>
          <calcext:conditional-format calcext:target-range-address="Feuille1.Y70:Feuille1.Y70">
            <calcext:condition calcext:apply-style-name="Cellule grisée" calcext:value="formula-is([.V70]=0)" calcext:base-cell-address="Feuille1.Y70"/>
            <calcext:condition calcext:apply-style-name="Cellule invalide" calcext:value="formula-is(AND([.V70]&lt;&gt;0;[.Y70]=&quot;&quot;))" calcext:base-cell-address="Feuille1.Y7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Y21:Feuille1.Y21">
            <calcext:condition calcext:apply-style-name="Cellule grisée" calcext:value="formula-is([.V21]=0)" calcext:base-cell-address="Feuille1.Y21"/>
            <calcext:condition calcext:apply-style-name="Cellule invalide" calcext:value="formula-is(AND([.V21]&lt;&gt;0;[.Y21]=&quot;&quot;))" calcext:base-cell-address="Feuille1.Y21"/>
          </calcext:conditional-format>
          <calcext:conditional-format calcext:target-range-address="Feuille1.Y71:Feuille1.Y71">
            <calcext:condition calcext:apply-style-name="Cellule grisée" calcext:value="formula-is([.V71]=0)" calcext:base-cell-address="Feuille1.Y71"/>
            <calcext:condition calcext:apply-style-name="Cellule invalide" calcext:value="formula-is(AND([.V71]&lt;&gt;0;[.Y71]=&quot;&quot;))" calcext:base-cell-address="Feuille1.Y71"/>
          </calcext:conditional-format>
          <calcext:conditional-format calcext:target-range-address="Feuille1.Y74:Feuille1.Y74">
            <calcext:condition calcext:apply-style-name="Cellule grisée" calcext:value="formula-is([.V74]=0)" calcext:base-cell-address="Feuille1.Y74"/>
            <calcext:condition calcext:apply-style-name="Cellule invalide" calcext:value="formula-is(AND([.V74]&lt;&gt;0;[.Y74]=&quot;&quot;))" calcext:base-cell-address="Feuille1.Y74"/>
          </calcext:conditional-format>
          <calcext:conditional-format calcext:target-range-address="Feuille1.Y75:Feuille1.Y75">
            <calcext:condition calcext:apply-style-name="Cellule grisée" calcext:value="formula-is([.V75]=0)" calcext:base-cell-address="Feuille1.Y75"/>
            <calcext:condition calcext:apply-style-name="Cellule invalide" calcext:value="formula-is(AND([.V75]&lt;&gt;0;[.Y75]=&quot;&quot;))" calcext:base-cell-address="Feuille1.Y75"/>
          </calcext:conditional-format>
          <calcext:conditional-format calcext:target-range-address="Feuille1.Y76:Feuille1.Y76">
            <calcext:condition calcext:apply-style-name="Cellule grisée" calcext:value="formula-is([.V76]=0)" calcext:base-cell-address="Feuille1.Y76"/>
            <calcext:condition calcext:apply-style-name="Cellule invalide" calcext:value="formula-is(AND([.V76]&lt;&gt;0;[.Y76]=&quot;&quot;))" calcext:base-cell-address="Feuille1.Y76"/>
          </calcext:conditional-format>
          <calcext:conditional-format calcext:target-range-address="Feuille1.Y77:Feuille1.Y77">
            <calcext:condition calcext:apply-style-name="Cellule grisée" calcext:value="formula-is([.V77]=0)" calcext:base-cell-address="Feuille1.Y77"/>
            <calcext:condition calcext:apply-style-name="Cellule invalide" calcext:value="formula-is(AND([.V77]&lt;&gt;0;[.Y77]=&quot;&quot;))" calcext:base-cell-address="Feuille1.Y77"/>
          </calcext:conditional-format>
          <calcext:conditional-format calcext:target-range-address="Feuille1.Y79:Feuille1.Y79">
            <calcext:condition calcext:apply-style-name="Cellule grisée" calcext:value="formula-is([.V79]=0)" calcext:base-cell-address="Feuille1.Y79"/>
            <calcext:condition calcext:apply-style-name="Cellule invalide" calcext:value="formula-is(AND([.V79]&lt;&gt;0;[.Y79]=&quot;&quot;))" calcext:base-cell-address="Feuille1.Y79"/>
          </calcext:conditional-format>
          <calcext:conditional-format calcext:target-range-address="Feuille1.Y80:Feuille1.Y80">
            <calcext:condition calcext:apply-style-name="Cellule grisée" calcext:value="formula-is([.V80]=0)" calcext:base-cell-address="Feuille1.Y80"/>
            <calcext:condition calcext:apply-style-name="Cellule invalide" calcext:value="formula-is(AND([.V80]&lt;&gt;0;[.Y80]=&quot;&quot;))" calcext:base-cell-address="Feuille1.Y80"/>
          </calcext:conditional-format>
          <calcext:conditional-format calcext:target-range-address="Feuille1.Y81:Feuille1.Y81">
            <calcext:condition calcext:apply-style-name="Cellule grisée" calcext:value="formula-is([.V81]=0)" calcext:base-cell-address="Feuille1.Y81"/>
            <calcext:condition calcext:apply-style-name="Cellule invalide" calcext:value="formula-is(AND([.V81]&lt;&gt;0;[.Y81]=&quot;&quot;))" calcext:base-cell-address="Feuille1.Y81"/>
          </calcext:conditional-format>
          <calcext:conditional-format calcext:target-range-address="Feuille1.N84:Feuille1.N84 Feuille1.R84:Feuille1.S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O84:Feuille1.O84">
            <calcext:condition calcext:apply-style-name="Cellule grisée" calcext:value="formula-is(#REF!=1)" calcext:base-cell-address="Feuille1.O84"/>
            <calcext:condition calcext:apply-style-name="Cellule invalide" calcext:value="formula-is(AND(#REF!&gt;1;#REF!=&quot;&quot;))" calcext:base-cell-address="Feuille1.O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T84:Feuille1.T84">
            <calcext:condition calcext:apply-style-name="Cellule invalide" calcext:value="=&quot;&quot;" calcext:base-cell-address="Feuille1.T84"/>
          </calcext:conditional-format>
          <calcext:conditional-format calcext:target-range-address="Feuille1.U84:Feuille1.U84">
            <calcext:condition calcext:apply-style-name="Cellule grisée" calcext:value="formula-is([.T84]=0)" calcext:base-cell-address="Feuille1.U84"/>
            <calcext:condition calcext:apply-style-name="Cellule invalide" calcext:value="formula-is(AND([.T84]&lt;&gt;0;[.U84]=&quot;&quot;))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T84]=0)" calcext:base-cell-address="Feuille1.V84"/>
            <calcext:condition calcext:apply-style-name="Cellule invalide" calcext:value="formula-is(AND([.T84]&lt;&gt;0;[.V84]=&quot;&quot;))" calcext:base-cell-address="Feuille1.V84"/>
          </calcext:conditional-format>
          <calcext:conditional-format calcext:target-range-address="Feuille1.W84:Feuille1.X84">
            <calcext:condition calcext:apply-style-name="Cellule grisée" calcext:value="formula-is([.T84]=0)" calcext:base-cell-address="Feuille1.W84"/>
            <calcext:condition calcext:apply-style-name="Cellule invalide" calcext:value="formula-is(AND([.T84]&lt;&gt;0;[.W84]=&quot;&quot;))" calcext:base-cell-address="Feuille1.W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Y84:Feuille1.Y84">
            <calcext:condition calcext:apply-style-name="Cellule grisée" calcext:value="formula-is([.V84]=0)" calcext:base-cell-address="Feuille1.Y84"/>
            <calcext:condition calcext:apply-style-name="Cellule invalide" calcext:value="formula-is(AND([.V84]&lt;&gt;0;[.Y84]=&quot;&quot;))" calcext:base-cell-address="Feuille1.Y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U83:Feuille1.U83">
            <calcext:condition calcext:apply-style-name="Cellule grisée" calcext:value="formula-is([.T83]=0)" calcext:base-cell-address="Feuille1.U83"/>
            <calcext:condition calcext:apply-style-name="Cellule invalide" calcext:value="formula-is(AND([.T83]&lt;&gt;0;[.U83]=&quot;&quot;))" calcext:base-cell-address="Feuille1.U83"/>
          </calcext:conditional-format>
          <calcext:conditional-format calcext:target-range-address="Feuille1.V83:Feuille1.V83">
            <calcext:condition calcext:apply-style-name="Cellule grisée" calcext:value="formula-is([.T83]=0)" calcext:base-cell-address="Feuille1.V83"/>
            <calcext:condition calcext:apply-style-name="Cellule invalide" calcext:value="formula-is(AND([.T83]&lt;&gt;0;[.V83]=&quot;&quot;))" calcext:base-cell-address="Feuille1.V83"/>
          </calcext:conditional-format>
          <calcext:conditional-format calcext:target-range-address="Feuille1.W83:Feuille1.X83">
            <calcext:condition calcext:apply-style-name="Cellule grisée" calcext:value="formula-is([.T83]=0)" calcext:base-cell-address="Feuille1.W83"/>
            <calcext:condition calcext:apply-style-name="Cellule invalide" calcext:value="formula-is(AND([.T83]&lt;&gt;0;[.W83]=&quot;&quot;))" calcext:base-cell-address="Feuille1.W83"/>
          </calcext:conditional-format>
          <calcext:conditional-format calcext:target-range-address="Feuille1.Y83:Feuille1.Y83">
            <calcext:condition calcext:apply-style-name="Cellule grisée" calcext:value="formula-is([.V83]=0)" calcext:base-cell-address="Feuille1.Y83"/>
            <calcext:condition calcext:apply-style-name="Cellule invalide" calcext:value="formula-is(AND([.V83]&lt;&gt;0;[.Y83]=&quot;&quot;))" calcext:base-cell-address="Feuille1.Y83"/>
          </calcext:conditional-format>
          <calcext:conditional-format calcext:target-range-address="Feuille1.N85:Feuille1.N85 Feuille1.R85:Feuille1.R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O85:Feuille1.O85">
            <calcext:condition calcext:apply-style-name="Cellule grisée" calcext:value="formula-is(#REF!=1)" calcext:base-cell-address="Feuille1.O85"/>
            <calcext:condition calcext:apply-style-name="Cellule invalide" calcext:value="formula-is(AND(#REF!&gt;1;#REF!=&quot;&quot;))" calcext:base-cell-address="Feuille1.O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U85:Feuille1.U85">
            <calcext:condition calcext:apply-style-name="Cellule grisée" calcext:value="formula-is([.T85]=0)" calcext:base-cell-address="Feuille1.U85"/>
            <calcext:condition calcext:apply-style-name="Cellule invalide" calcext:value="formula-is(AND([.T85]&lt;&gt;0;[.U85]=&quot;&quot;))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T85]=0)" calcext:base-cell-address="Feuille1.V85"/>
            <calcext:condition calcext:apply-style-name="Cellule invalide" calcext:value="formula-is(AND([.T85]&lt;&gt;0;[.V85]=&quot;&quot;))" calcext:base-cell-address="Feuille1.V85"/>
          </calcext:conditional-format>
          <calcext:conditional-format calcext:target-range-address="Feuille1.W85:Feuille1.X85">
            <calcext:condition calcext:apply-style-name="Cellule grisée" calcext:value="formula-is([.T85]=0)" calcext:base-cell-address="Feuille1.W85"/>
            <calcext:condition calcext:apply-style-name="Cellule invalide" calcext:value="formula-is(AND([.T85]&lt;&gt;0;[.W85]=&quot;&quot;))" calcext:base-cell-address="Feuille1.W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Y85:Feuille1.Y85">
            <calcext:condition calcext:apply-style-name="Cellule grisée" calcext:value="formula-is([.V85]=0)" calcext:base-cell-address="Feuille1.Y85"/>
            <calcext:condition calcext:apply-style-name="Cellule invalide" calcext:value="formula-is(AND([.V85]&lt;&gt;0;[.Y85]=&quot;&quot;))" calcext:base-cell-address="Feuille1.Y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N83:Feuille1.N83 Feuille1.R83:Feuille1.S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O83:Feuille1.O83">
            <calcext:condition calcext:apply-style-name="Cellule grisée" calcext:value="formula-is(#REF!=1)" calcext:base-cell-address="Feuille1.O83"/>
            <calcext:condition calcext:apply-style-name="Cellule invalide" calcext:value="formula-is(AND(#REF!&gt;1;#REF!=&quot;&quot;))" calcext:base-cell-address="Feuille1.O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T83:Feuille1.T83">
            <calcext:condition calcext:apply-style-name="Cellule invalide" calcext:value="=&quot;&quot;" calcext:base-cell-address="Feuille1.T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S85:Feuille1.S85">
            <calcext:condition calcext:apply-style-name="Cellule invalide" calcext:value="=&quot;&quot;" calcext:base-cell-address="Feuille1.S85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N4:Feuille1.N4 Feuille1.R4:Feuille1.S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M4">
            <calcext:condition calcext:apply-style-name="Cellule grisée" calcext:value="formula-is(#REF!=0)" calcext:base-cell-address="Feuille1.M4"/>
          </calcext:conditional-format>
          <calcext:conditional-format calcext:target-range-address="Feuille1.O4:Feuille1.O4">
            <calcext:condition calcext:apply-style-name="Cellule grisée" calcext:value="formula-is(#REF!=1)" calcext:base-cell-address="Feuille1.O4"/>
            <calcext:condition calcext:apply-style-name="Cellule invalide" calcext:value="formula-is(AND(#REF!&gt;1;#REF!=&quot;&quot;))" calcext:base-cell-address="Feuille1.O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T4:Feuille1.T4">
            <calcext:condition calcext:apply-style-name="Cellule invalide" calcext:value="=&quot;&quot;" calcext:base-cell-address="Feuille1.T4"/>
          </calcext:conditional-format>
          <calcext:conditional-format calcext:target-range-address="Feuille1.U4:Feuille1.U4">
            <calcext:condition calcext:apply-style-name="Cellule grisée" calcext:value="formula-is([.T4]=0)" calcext:base-cell-address="Feuille1.U4"/>
            <calcext:condition calcext:apply-style-name="Cellule invalide" calcext:value="formula-is(AND([.T4]&lt;&gt;0;[.U4]=&quot;&quot;))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T4]=0)" calcext:base-cell-address="Feuille1.V4"/>
            <calcext:condition calcext:apply-style-name="Cellule invalide" calcext:value="formula-is(AND([.T4]&lt;&gt;0;[.V4]=&quot;&quot;))" calcext:base-cell-address="Feuille1.V4"/>
          </calcext:conditional-format>
          <calcext:conditional-format calcext:target-range-address="Feuille1.W4:Feuille1.X4">
            <calcext:condition calcext:apply-style-name="Cellule grisée" calcext:value="formula-is([.T4]=0)" calcext:base-cell-address="Feuille1.W4"/>
            <calcext:condition calcext:apply-style-name="Cellule invalide" calcext:value="formula-is(AND([.T4]&lt;&gt;0;[.W4]=&quot;&quot;))" calcext:base-cell-address="Feuille1.W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Y4:Feuille1.Y4">
            <calcext:condition calcext:apply-style-name="Cellule grisée" calcext:value="formula-is([.V4]=0)" calcext:base-cell-address="Feuille1.Y4"/>
            <calcext:condition calcext:apply-style-name="Cellule invalide" calcext:value="formula-is(AND([.V4]&lt;&gt;0;[.Y4]=&quot;&quot;))" calcext:base-cell-address="Feuille1.Y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0:52:59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1T20:53:12.747000000</dc:date>
    <meta:generator>LibreOffice/5.4.4.2$Windows_X86_64 LibreOffice_project/2524958677847fb3bb44820e40380acbe820f960</meta:generator>
    <meta:editing-duration>PT6H28M8S</meta:editing-duration>
    <meta:editing-cycles>495</meta:editing-cycles>
    <meta:document-statistic meta:table-count="1" meta:cell-count="1625" meta:object-count="0"/>
  </office:meta>
</office:document-meta>
</file>